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834000008344432F05A.png" manifest:media-type="image/png"/>
  <manifest:file-entry manifest:full-path="Pictures/10000000000008340000083434A18104.png" manifest:media-type="image/png"/>
  <manifest:file-entry manifest:full-path="Pictures/10000000000008340000083406FE75DC.png" manifest:media-type="image/png"/>
  <manifest:file-entry manifest:full-path="Pictures/100000000000083400000834D6DDB1F1.png" manifest:media-type="image/png"/>
  <manifest:file-entry manifest:full-path="Pictures/10000000000008340000083465D50DE0.png" manifest:media-type="image/png"/>
  <manifest:file-entry manifest:full-path="Pictures/100000000000083400000834FF1226A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0701in" table:align="margins" style:shadow="none"/>
    </style:style>
    <style:style style:name="Table1.A" style:family="table-column">
      <style:table-column-properties style:column-width="3.5354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1" style:family="text">
      <style:text-properties officeooo:rsid="000aaa8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<text:span text:style-name="T1">Forma de saída </text:span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<draw:frame draw:style-name="fr1" draw:name="Image1" text:anchor-type="paragraph" svg:width="3.3862in" svg:height="3.3862in" draw:z-index="0"><draw:image xlink:href="Pictures/100000000000083400000834FF1226AA.png" xlink:type="simple" xlink:show="embed" xlink:actuate="onLoad"/></draw:frame></text:p>
          </table:table-cell>
          <table:table-cell table:style-name="Table1.B1" office:value-type="string">
            <text:p text:style-name="Table_20_Contents"><draw:frame draw:style-name="fr1" draw:name="Image2" text:anchor-type="paragraph" svg:width="3.3862in" svg:height="3.3862in" draw:z-index="1"><draw:image xlink:href="Pictures/10000000000008340000083465D50DE0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Table_20_Contents"><draw:frame draw:style-name="fr1" draw:name="Image3" text:anchor-type="paragraph" svg:width="3.3862in" svg:height="3.3862in" draw:z-index="2"><draw:image xlink:href="Pictures/100000000000083400000834D6DDB1F1.png" xlink:type="simple" xlink:show="embed" xlink:actuate="onLoad"/></draw:frame></text:p>
          </table:table-cell>
          <table:table-cell table:style-name="Table1.B2" office:value-type="string">
            <text:p text:style-name="Table_20_Contents"><draw:frame draw:style-name="fr1" draw:name="Image4" text:anchor-type="paragraph" svg:width="3.3862in" svg:height="3.3862in" draw:z-index="3"><draw:image xlink:href="Pictures/10000000000008340000083406FE75DC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Table_20_Contents"><draw:frame draw:style-name="fr2" draw:name="Image5" text:anchor-type="paragraph" svg:width="3.3862in" svg:height="3.3862in" draw:z-index="4"><draw:image xlink:href="Pictures/1000000000000834000008344432F05A.png" xlink:type="simple" xlink:show="embed" xlink:actuate="onLoad"/></draw:frame></text:p>
          </table:table-cell>
          <table:table-cell table:style-name="Table1.B2" office:value-type="string">
            <text:p text:style-name="Table_20_Contents"><draw:frame draw:style-name="fr2" draw:name="Image6" text:anchor-type="paragraph" svg:width="3.3862in" svg:height="3.3862in" draw:z-index="5"><draw:image xlink:href="Pictures/10000000000008340000083434A18104.png" xlink:type="simple" xlink:show="embed" xlink:actuate="onLoad"/></draw:frame>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2in" fo:margin-bottom="0.2in" fo:margin-left="0.6in" fo:margin-right="0.6in" style:shadow="none" style:writing-mode="lr-tb" style:footnote-max-height="0in">
        <style:footnote-sep style:width="0.0071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7T14:45:24.566511670</meta:creation-date>
    <dc:date>2017-04-17T15:08:37.602476099</dc:date>
    <meta:editing-duration>P0D</meta:editing-duration>
    <meta:editing-cycles>1</meta:editing-cycles>
    <meta:document-statistic meta:table-count="1" meta:image-count="6" meta:object-count="0" meta:page-count="2" meta:paragraph-count="1" meta:word-count="3" meta:character-count="16" meta:non-whitespace-character-count="12"/>
    <meta:generator>LibreOffice/4.2.8.2$Linux_X86_64 LibreOffice_project/420m0$Build-2</meta:generator>
  </office:meta>
</office:document-meta>
</file>